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26.74mm"/>
    </style:style>
    <style:style style:name="co3" style:family="table-column">
      <style:table-column-properties fo:break-before="auto" style:column-width="89.09mm"/>
    </style:style>
    <style:style style:name="co4" style:family="table-column">
      <style:table-column-properties fo:break-before="auto" style:column-width="100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35.47mm"/>
    </style:style>
    <style:style style:name="co9" style:family="table-column">
      <style:table-column-properties fo:break-before="auto" style:column-width="31.03mm"/>
    </style:style>
    <style:style style:name="co10" style:family="table-column">
      <style:table-column-properties fo:break-before="auto" style:column-width="44.9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3333"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non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 fo:border="non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ackground-color="transparen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Serif" style:font-size-asian="11pt" style:language-asian="en" style:country-asian="US" style:font-style-asian="normal" style:font-weight-asian="normal" style:font-name-complex="LiberationSeri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/>
      <style:text-properties style:font-name="Liberation Sans" fo:font-size="11pt" fo:language="en" fo:country="US" style:font-name-asian="LiberationSerif" style:font-size-asian="11pt" style:language-asian="en" style:country-asian="US" style:font-name-complex="LiberationSerif" style:font-size-complex="11pt" style:language-complex="en" style:country-complex="US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Delovni lis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13"/>
        <table:table-column table:style-name="co6" table:default-cell-style-name="ce6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14"/>
        <table:table-column table:style-name="co5" table:number-columns-repeated="1011" table:default-cell-style-name="ce6"/>
        <table:table-column table:style-name="co5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KORUZA generation 1.0 – Bill of materials </text:p>
          </table:table-cell>
          <table:covered-table-cell table:style-name="ce1"/>
          <table:covered-table-cell table:number-columns-repeated="2" table:style-name="ce3"/>
          <table:covered-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Institute IRNAS Rače – Licensed under CERN OHL – 2.12.2015</text:p>
          </table:table-cell>
          <table:covered-table-cell table:style-name="ce1"/>
          <table:covered-table-cell table:number-columns-repeated="2" table:style-name="ce3"/>
          <table:covered-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reliminary information, not for ordering or general use, you have been warned!</text:p>
          </table:table-cell>
          <table:covered-table-cell table:style-name="ce1"/>
          <table:covered-table-cell table:number-columns-repeated="2" table:style-name="ce3"/>
          <table:covered-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Sub-module</text:p>
          </table:table-cell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Quantity</text:p>
          </table:table-cell>
          <table:table-cell table:style-name="ce7" office:value-type="string" calcext:value-type="string">
            <text:p>Part nr.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3" table:number-columns-repeated="4"/>
          <table: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Power module</text:p>
          </table:table-cell>
          <table:table-cell table:style-name="ce5" office:value-type="string" calcext:value-type="string">
            <text:p>Circuit board from 24V in to 5V and 9V out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1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Raspberry pi shield</text:p>
          </table:table-cell>
          <table:table-cell table:style-name="ce5" office:value-type="string" calcext:value-type="string">
            <text:p>Shield for interfacing Rpi with KORUZA electronics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2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Sfp extension plug</text:p>
          </table:table-cell>
          <table:table-cell table:style-name="ce5" office:value-type="string" calcext:value-type="string">
            <text:p>Module for interfacing Media converte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3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Sfp extension socket</text:p>
          </table:table-cell>
          <table:table-cell table:style-name="ce5" office:value-type="string" calcext:value-type="string">
            <text:p>Module for interfacing SFP modul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4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Universal unipolar stepper driver</text:p>
          </table:table-cell>
          <table:table-cell table:style-name="ce5" office:value-type="string" calcext:value-type="string">
            <text:p>Module for controlling stepper motors and green lase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5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Raspberry Pi 2B microcomputer</text:p>
          </table:table-cell>
          <table:table-cell table:style-name="ce5" office:value-type="string" calcext:value-type="string">
            <text:p>Brains of the system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6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PoE injector 24V</text:p>
          </table:table-cell>
          <table:table-cell table:style-name="ce5" office:value-type="string" calcext:value-type="string">
            <text:p>Passive PoE injecto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7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SFP module 40km+ BiDi SC with DDM</text:p>
          </table:table-cell>
          <table:table-cell table:style-name="ce5" office:value-type="string" calcext:value-type="string">
            <text:p>Electro-optical transceive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8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Green laser 5mV, 3.3V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Motor 24BYJ48</text:p>
          </table:table-cell>
          <table:table-cell table:style-name="ce5"/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E-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Waterproof eth connecto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1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Waterproof eth + pwr connectors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TP-Link MC220L media converter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IDC long</text:p>
          </table:table-cell>
          <table:table-cell table:style-name="ce5" office:value-type="string" calcext:value-type="string">
            <text:p>IDC10 3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IDC short</text:p>
          </table:table-cell>
          <table:table-cell table:style-name="ce5" office:value-type="string" calcext:value-type="string">
            <text:p>IDC10 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SATA cable</text:p>
          </table:table-cell>
          <table:table-cell table:style-name="ce5" office:value-type="string" calcext:value-type="string">
            <text:p>10cm long, straight straing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Micromatch cable </text:p>
          </table:table-cell>
          <table:table-cell table:style-name="ce5"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power 0.75mm^2 red-black</text:p>
          </table:table-cell>
          <table:table-cell table:style-name="ce5" office:value-type="string" calcext:value-type="string">
            <text:p>20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power jack 2.1mm</text:p>
          </table:table-cell>
          <table:table-cell table:style-name="ce5"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Micro SD card, 8GB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20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 table:style-name="ce12"/>
          <table:table-cell table:style-name="ce5"/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et screw <text:s text:c="4"/>HEX socket DIN913 M3x16 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-F1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3x25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M-F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3x35</text:p>
          </table:table-cell>
          <table:table-cell table:style-name="ce5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M-F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4x45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M-F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TORX <text:s text:c="15"/>BN6404 M3x10</text:p>
          </table:table-cell>
          <table:table-cell table:style-name="ce5"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M-F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4x12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M-F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<text:s text:c="18"/>DIN912 M4x7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M-F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<text:s text:c="18"/>DIN933 M5x8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-F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Threaded rod <text:s text:c="19"/>M5x65 <text:s/>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M-F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Nut, square <text:s text:c="21"/>DIN562 M3</text:p>
          </table:table-cell>
          <table:table-cell table:style-name="ce5"/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M-F1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Nut, square <text:s text:c="21"/>DIN562 M4</text:p>
          </table:table-cell>
          <table:table-cell table:style-name="ce5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M-F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Long nut, HEX <text:s text:c="16"/>DIN6334 M5 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-F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office:value-type="string" calcext:value-type="string">
            <text:p>Washer M3 <text:s text:c="21"/>DIN92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-F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office:value-type="string" calcext:value-type="string">
            <text:p>Washer M4 <text:s text:c="21"/>DIN92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M-F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8" office:value-type="string" calcext:value-type="string">
            <text:p>Thin nut <text:s text:c="27"/>ISO4035 M10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5" office:value-type="string" calcext:value-type="string">
            <text:p>M-F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Eye bolt Screw <text:s text:c="16"/>DIN444A M10x40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Screw round head square neck bolt DIN603 M10x75 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Screw HEX bolt <text:s text:c="14"/>DIN933 M10x160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Washer M10</text:p>
          </table:table-cell>
          <table:table-cell table:style-name="ce9"/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M-F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Spring lock washer <text:s text:c="8"/>DIN127 M10</text:p>
          </table:table-cell>
          <table:table-cell table:style-name="ce9"/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M-F2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Nut, HEX, M5 <text:s text:c="17"/>DIN934 M5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22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9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SFP module sleeve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SFP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Ring oute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Ring inne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ens mount oute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ens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aser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Wedge lef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Wedge righ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MC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Motor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Inner SFP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id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bracket</text:p>
          </table:table-cell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M-P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Half-bracke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Default" office:value-type="string" calcext:value-type="string">
            <text:p>M-P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Pin with hole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Default" office:value-type="string" calcext:value-type="string">
            <text:p>M-P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Triangle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Default" office:value-type="string" calcext:value-type="string">
            <text:p>M-P19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number-columns-repeated="2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Rubber</text:p>
          </table:table-cell>
          <table:table-cell table:style-name="ce5" office:value-type="string" calcext:value-type="string">
            <text:p>10x10cm 5mm not reinforced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O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8mm stainless steel rod – 200mm </text:p>
          </table:table-cell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M-O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Lens</text:p>
          </table:table-cell>
          <table:table-cell table:style-name="ce5" office:value-type="string" calcext:value-type="string">
            <text:p>Plano convex 50mm FL=100mm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O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Spring 10x20x0.7mm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M-O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Sliding bushing </text:p>
          </table:table-cell>
          <table:table-cell table:style-name="ce5"/>
          <table:table-cell table:style-name="ce12" office:value-type="float" office:value="6" calcext:value-type="float">
            <text:p>6</text:p>
          </table:table-cell>
          <table:table-cell table:style-name="ce5" office:value-type="string" calcext:value-type="string">
            <text:p>M-O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Cable ties 200x3.6mm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-O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Coupler M5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-O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M3 male-female spacer 10mm long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-O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Spring 49/35/4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-O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Bearing F624ZZ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-O1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10" office:value-type="string" calcext:value-type="string">
            <text:p>Square profile</text:p>
          </table:table-cell>
          <table:table-cell table:style-name="ce10" office:value-type="string" calcext:value-type="string">
            <text:p>Custom mad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Enclosure</text:p>
          </table:table-cell>
          <table:table-cell table:style-name="ce5" office:value-type="string" calcext:value-type="string">
            <text:p>U-profile</text:p>
          </table:table-cell>
          <table:table-cell table:style-name="ce10" office:value-type="string" calcext:value-type="string">
            <text:p>Custom mad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Enclosure</text:p>
          </table:table-cell>
          <table:table-cell table:style-name="ce5" office:value-type="string" calcext:value-type="string">
            <text:p>L-profile</text:p>
          </table:table-cell>
          <table:table-cell table:style-name="ce10" office:value-type="string" calcext:value-type="string">
            <text:p>Custom mad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Enclosure</text:p>
          </table:table-cell>
          <table:table-cell table:style-name="ce10" office:value-type="string" calcext:value-type="string">
            <text:p>Mounting bracket set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4</text:p>
          </table:table-cell>
          <table:table-cell table:number-columns-repeated="1018"/>
        </table:table-row>
        <table:table-row table:style-name="ro1" table:number-rows-repeated="2">
          <table:table-cell table:style-name="ce4"/>
          <table:table-cell table:style-name="ce6"/>
          <table:table-cell table:style-name="ce5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Philips screwdriver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Hammer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Combination pliers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tongue-and-groove pliers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slotted screwdriver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HEX key 1.5, 2.5, 3mm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utility knife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Battery drill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drill 3mm, 8mm, 8.1mm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10mm reamer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TORX screwdriver T10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measuring tape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6" table:number-columns-repeated="2"/>
          <table:table-cell table:number-columns-repeated="1022"/>
        </table:table-row>
        <table:table-row table:style-name="ro1" table:number-rows-repeated="8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">
          <table:table-cell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3P0"/>
    </number:currency-style>
    <number:number-style style:name="N114">
      <number:number number:decimal-places="0" loext:min-decimal-places="0" number:min-integer-digits="5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3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5:42:39.344000000"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9:15:37.227000000</meta:creation-date>
    <dc:date>2015-12-02T15:47:11.257000000</dc:date>
    <meta:editing-duration>P8DT21H58M14S</meta:editing-duration>
    <meta:editing-cycles>98</meta:editing-cycles>
    <meta:generator>LibreOffice/5.0.1.2$Windows_x86 LibreOffice_project/81898c9f5c0d43f3473ba111d7b351050be20261</meta:generator>
    <meta:document-statistic meta:table-count="1" meta:cell-count="392" meta:object-count="0"/>
    <meta:user-defined meta:name="qrichtext">1</meta:user-defined>
  </office:meta>
</office:document-meta>
</file>